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00000016E1E2D17F332064AB2.png" manifest:media-type="image/png"/>
  <manifest:file-entry manifest:full-path="Pictures/100002010000068A000003E3333E6B4E4C9385FA.png" manifest:media-type="image/png"/>
  <manifest:file-entry manifest:full-path="Pictures/10000000000004B000000437C4370F74FA4F7706.jpg" manifest:media-type="image/jpeg"/>
  <manifest:file-entry manifest:full-path="Pictures/10000201000002C6000001FF7BB496E311A63E19.png" manifest:media-type="image/png"/>
  <manifest:file-entry manifest:full-path="Pictures/100000000000021A000000EBD70B3FB31370C105.jpg" manifest:media-type="image/jpeg"/>
  <manifest:file-entry manifest:full-path="Pictures/100002010000060F000004AE39E1005EF19C9F0A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020000000204B249CA79A42C6D7.png" manifest:media-type="image/png"/>
  <manifest:file-entry manifest:full-path="Pictures/1000000000000147000001A35C5EBB1D2EF106B9.png" manifest:media-type="image/png"/>
  <manifest:file-entry manifest:full-path="Pictures/1000000000000193000000AA12D58A5543FB92FD.png" manifest:media-type="image/png"/>
  <manifest:file-entry manifest:full-path="Pictures/1000000000000150000001A24A8D7C45AE26F125.png" manifest:media-type="image/png"/>
  <manifest:file-entry manifest:full-path="Pictures/10000201000002FF0000020D850AAB78146011A5.png" manifest:media-type="image/png"/>
  <manifest:file-entry manifest:full-path="Pictures/1000000000000203000001DC0725E8D55FADD47E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19.05cm" svg:height="1.889cm" svg:x="6.604cm" svg:y="2.54cm">
          <draw:text-box>
            <text:p text:style-name="P1"><text:span text:style-name="T2">Vídeo 34</text:span><text:span text:style-name="T3">: FPGAs: Display SPI de 4 dígitos de 7 segmento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41A2D6B455941E0C.jpg" xlink:type="simple" xlink:show="embed" xlink:actuate="onLoad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19-Jul-22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8502ECEB4AF7272C.png" xlink:type="simple" xlink:show="embed" xlink:actuate="onLoad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294cm" svg:height="3.81cm" svg:x="16.042cm" svg:y="13.728cm">
          <draw:image xlink:href="Pictures/10000201000002C6000001FF7BB496E311A63E19.png" xlink:type="simple" xlink:show="embed" xlink:actuate="onLoad">
            <text:p/>
          </draw:image>
        </draw:frame>
        <draw:frame draw:style-name="gr1" draw:text-style-name="P4" draw:layer="layout" svg:width="5.632cm" svg:height="5.064cm" svg:x="22.054cm" svg:y="12.982cm">
          <draw:image xlink:href="Pictures/10000000000004B000000437C4370F74FA4F7706.jpg" xlink:type="simple" xlink:show="embed" xlink:actuate="onLoad">
            <text:p/>
          </draw:image>
        </draw:frame>
        <draw:frame draw:style-name="gr1" draw:text-style-name="P4" draw:layer="layout" svg:width="14.274cm" svg:height="8.484cm" svg:x="0.458cm" svg:y="4.736cm">
          <draw:image xlink:href="Pictures/100002010000068A000003E3333E6B4E4C9385FA.png" xlink:type="simple" xlink:show="embed" xlink:actuate="onLoad">
            <text:p/>
          </draw:image>
        </draw:frame>
        <draw:frame draw:style-name="gr1" draw:text-style-name="P4" draw:layer="layout" svg:width="4.06cm" svg:height="5.203cm" svg:x="19.05cm" svg:y="5.731cm">
          <draw:image xlink:href="Pictures/1000000000000147000001A35C5EBB1D2EF106B9.png" xlink:type="simple" xlink:show="embed" xlink:actuate="onLoad">
            <text:p/>
          </draw:image>
        </draw:frame>
        <draw:frame draw:style-name="gr1" draw:text-style-name="P4" draw:layer="layout" svg:width="4.103cm" svg:height="5.105cm" svg:x="23.329cm" svg:y="5.854cm">
          <draw:image xlink:href="Pictures/1000000000000150000001A24A8D7C45AE26F125.png" xlink:type="simple" xlink:show="embed" xlink:actuate="onLoad">
            <text:p/>
          </draw:image>
        </draw:frame>
        <draw:frame draw:style-name="gr1" draw:text-style-name="P4" draw:layer="layout" svg:width="4.737cm" svg:height="4.925cm" svg:x="14.059cm" svg:y="5.755cm">
          <draw:image xlink:href="Pictures/10000000000001600000016E1E2D17F332064AB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7-20T18:23:32.858660464</dc:date>
    <meta:editing-duration>P8DT1H13M30S</meta:editing-duration>
    <meta:editing-cycles>556</meta:editing-cycles>
    <meta:generator>LibreOffice/6.0.7.3$Linux_X86_64 LibreOffice_project/00m0$Build-3</meta:generator>
    <meta:print-date>2017-10-04T10:42:29.653181544</meta:print-date>
    <meta:document-statistic meta:object-count="47"/>
  </office:meta>
</office:document-meta>
</file>